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36235" calcext:value-type="float">
            <text:p>36235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357347140039448" calcext:value-type="percentage">
            <text:p>35.73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38706" calcext:value-type="float">
            <text:p>38706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19085798816568" calcext:value-type="percentage">
            <text:p>19.09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32" calcext:value-type="float">
            <text:p>32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0984615384615385" calcext:value-type="percentage">
            <text:p>9.85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)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formula="of:=[.B8]*[.C8]" office:value-type="float" office:value="0" calcext:value-type="float">
            <text:p>0</text:p>
          </table:table-cell>
          <table:table-cell table:formula="of:=[.B8]*[.D8]" office:value-type="float" office:value="0" calcext:value-type="float">
            <text:p>0</text:p>
          </table:table-cell>
          <table:table-cell table:formula="of:=[.B8]*[.E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9]*[.C9]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3T10:46:20.949222804</dc:date>
    <meta:editing-duration>PT20M31S</meta:editing-duration>
    <meta:editing-cycles>8</meta:editing-cycles>
    <meta:document-statistic meta:table-count="1" meta:cell-count="87" meta:object-count="0"/>
  </office:meta>
</office:document-meta>
</file>